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8.5cm" style:type="center"/>
          <style:tab-stop style:position="18.909cm" style:type="right"/>
        </style:tab-stops>
      </style:paragraph-properties>
      <style:text-properties officeooo:rsid="0006990b" officeooo:paragraph-rsid="0006990b"/>
    </style:style>
    <style:style style:name="P2" style:family="paragraph" style:parent-style-name="Footer">
      <style:text-properties officeooo:rsid="00086205" officeooo:paragraph-rsid="00086205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086205" officeooo:paragraph-rsid="00086205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officeooo:rsid="00086205" officeooo:paragraph-rsid="00086205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086205" officeooo:paragraph-rsid="00086205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086205" officeooo:paragraph-rsid="00086205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0c1a9d" officeooo:paragraph-rsid="000c1a9d" style:font-size-asian="10.5pt" style:font-weight-asian="bold" style:font-size-complex="12pt" style:font-weight-complex="bold"/>
    </style:style>
    <style:style style:name="T1" style:family="text">
      <style:text-properties officeooo:rsid="00093d5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ractical - </text:p>
      <text:p text:style-name="P4"/>
      <text:p text:style-name="P5">Aim : </text:p>
      <text:p text:style-name="P5"/>
      <text:p text:style-name="P7">Program:</text:p>
      <text:p text:style-name="P7"/>
      <text:p text:style-name="P7">Output:</text:p>
      <text:p text:style-name="P7"/>
      <text:p text:style-name="P7">Conclusion: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8.5cm" style:type="center"/>
          <style:tab-stop style:position="18.909cm" style:type="right"/>
        </style:tab-stops>
      </style:paragraph-properties>
      <style:text-properties officeooo:rsid="0006990b" officeooo:paragraph-rsid="0006990b"/>
    </style:style>
    <style:style style:name="MP2" style:family="paragraph" style:parent-style-name="Footer">
      <style:text-properties officeooo:rsid="00086205" officeooo:paragraph-rsid="00086205"/>
    </style:style>
    <style:style style:name="MT1" style:family="text">
      <style:text-properties officeooo:rsid="00093d51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CE442</text:span> <text:span text:style-name="MT1">Design of Language Processor</text:span><text:tab/><text:tab/> <text:s text:c="12"/>17CE023</text:p>
      </style:header>
      <style:footer>
        <text:p text:style-name="MP2">CSPIT(CE)<text:tab/><text:tab/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3T22:46:31.061855419</meta:creation-date>
    <dc:date>2020-07-19T09:46:51.025863777</dc:date>
    <meta:editing-duration>PT9M16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7" meta:word-count="15" meta:character-count="112" meta:non-whitespace-character-count="87"/>
  </office:meta>
</office:document-meta>
</file>